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38cm" fo:min-width="9.17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46cm" fo:min-width="2.877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ff8000" draw:marker-end="Extrémités_20_de_20_flèche_20_2" draw:marker-end-width="0.3cm" draw:fill="none" draw:textarea-vertical-align="middle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3" draw:marker-end-width="0.3cm" draw:fill="none" draw:textarea-vertical-align="middle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03cm" fo:min-width="2.861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ff8000" draw:marker-end="Extrémités_20_de_20_flèche_20_4" draw:marker-end-width="0.3cm" draw:fill="none" draw:textarea-vertical-align="middle" loext:decorative="false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svg:stroke-color="#00a933" draw:marker-end="Extrémités_20_de_20_flèche_20_7" draw:marker-end-width="0.3cm" draw:fill="none" draw:textarea-vertical-align="middle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27cm" fo:min-width="2.991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svg:stroke-color="#00a933" draw:marker-end="Extrémités_20_de_20_flèche_20_10" draw:marker-end-width="0.3cm" draw:fill="none" draw:textarea-vertical-align="middle" loext:decorative="false"/>
      <style:paragraph-properties style:writing-mode="lr-tb"/>
    </style:style>
    <style:style style:name="gr14" style:family="graphic" style:parent-style-name="objectwithoutfill">
      <style:graphic-properties svg:stroke-color="#069a2e" draw:marker-end="Extrémités_20_de_20_flèche_20_11" draw:marker-end-width="0.3cm" draw:fill="none" draw:textarea-vertical-align="middle" loext:decorative="false"/>
      <style:paragraph-properties style:writing-mode="lr-tb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0.988cm" fo:min-width="1.446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ff0000" draw:marker-end="Extrémités_20_de_20_flèche_20_12" draw:marker-end-width="0.3cm" draw:fill="none" draw:textarea-vertical-align="middle" loext:decorative="false"/>
      <style:paragraph-properties style:writing-mode="lr-tb"/>
    </style:style>
    <style:style style:name="gr17" style:family="graphic" style:parent-style-name="objectwithoutfill">
      <style:graphic-properties svg:stroke-color="#729fcf" draw:marker-end="Extrémités_20_de_20_flèche_20_15" draw:marker-end-width="0.3cm" draw:fill="none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623cm" loext:decorative="false"/>
      <style:paragraph-properties style:writing-mode="lr-tb"/>
    </style:style>
    <style:style style:name="gr19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8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6" style:family="paragraph">
      <style:paragraph-properties fo:text-align="center" style:writing-mode="lr-tb"/>
      <style:text-properties fo:font-size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text-align="center" style:writing-mode="lr-tb"/>
      <style:text-properties fo:color="#000000" loext:opacity="100%" fo:font-size="10pt" style:font-size-asian="10pt" style:font-size-complex="10pt"/>
    </style:style>
    <style:style style:name="P10" style:family="paragraph">
      <loext:graphic-properties draw:fill-color="#ff0000"/>
      <style:paragraph-properties fo:text-align="center" style:writing-mode="lr-tb"/>
      <style:text-properties fo:color="#000000" loext:opacity="100%"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/>
    </style:style>
    <style:style style:name="T4" style:family="text">
      <style:text-properties fo:color="#000000" loext:opacity="100%"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25cm" svg:height="1.5cm" svg:x="7.25cm" svg:y="17.75cm">
          <draw:text-box>
            <text:p>Parse (superscript) arithmetic syntax</text:p>
          </draw:text-box>
        </draw:frame>
        <draw:custom-shape draw:style-name="gr2" draw:text-style-name="P2" xml:id="id1" draw:id="id1" draw:layer="layout" svg:width="13.681cm" svg:height="2.104cm" svg:x="8.707cm" svg:y="2.76cm">
          <text:p text:style-name="P2"><text:span text:style-name="T1">Syntax analysis</text:span></text:p>
          <text:p text:style-name="P2"><text:span text:style-name="T2">Parse-superscript-token</text:span></text:p>
          <text:p text:style-name="P2"><text:span text:style-name="T2">State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4.775cm" svg:height="2.256cm" svg:x="3.977cm" svg:y="9.978cm">
          <text:p text:style-name="P2"><text:span text:style-name="T1">Lexical analysis</text:span></text:p>
          <text:p text:style-name="P2"><text:span text:style-name="T2">State 1</text:span></text:p>
          <text:p text:style-name="P2"><text:span text:style-name="T2">symbo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draw:line-skew="0.696cm" svg:x1="10.71cm" svg:y1="3.068cm" svg:x2="4.676cm" svg:y2="10.308cm" draw:start-shape="id1" draw:start-glue-point="5" draw:end-shape="id2" draw:end-glue-point="5" svg:d="M10710 3068c0-169-6034-3789-6034 7240" svg:viewBox="0 0 6035 7942">
          <text:p text:style-name="P3"><text:span text:style-name="T2"><text:s/></text:span></text:p>
        </draw:connector>
        <draw:connector draw:style-name="gr5" draw:text-style-name="P4" draw:layer="layout" draw:type="curve" draw:line-skew="-1.662cm 2.347cm" svg:x1="3.977cm" svg:y1="11.106cm" svg:x2="4.676cm" svg:y2="11.904cm" draw:start-shape="id2" draw:start-glue-point="6" draw:end-shape="id2" draw:end-glue-point="7" svg:d="M3977 11106c-3246 0-2705 1989-1719 3380s2418 2186 2418-2582" svg:viewBox="0 0 3178 4450">
          <text:p text:style-name="P3"><text:span text:style-name="T2">Letter </text:span></text:p>
          <text:p text:style-name="P3"><text:span text:style-name="T2">Digit</text:span></text:p>
          <text:p text:style-name="P3"><text:span text:style-name="T2">Decimal separator</text:span></text:p>
        </draw:connector>
        <draw:custom-shape draw:style-name="gr6" draw:text-style-name="P6" xml:id="id3" draw:id="id3" draw:layer="layout" svg:width="4.753cm" svg:height="2.479cm" svg:x="12.896cm" svg:y="9.827cm">
          <text:p text:style-name="P5"><text:span text:style-name="T1">Lexical analysis</text:span></text:p>
          <text:p text:style-name="P6"><text:span text:style-name="T3">State 2</text:span></text:p>
          <text:p text:style-name="P6"><text:span text:style-name="T3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10.71cm" svg:y1="4.556cm" svg:x2="13.592cm" svg:y2="10.19cm" draw:start-shape="id1" draw:start-glue-point="7" draw:end-shape="id3" draw:end-glue-point="5" svg:d="M10710 4556c0 4185 2882 1368 2882 5634" svg:viewBox="0 0 2883 5635">
          <text:p text:style-name="P3"><text:span text:style-name="T2">Digit</text:span></text:p>
          <text:p text:style-name="P3"><text:span text:style-name="T2">Decimal separator</text:span></text:p>
          <text:p text:style-name="P3"><text:span text:style-name="T2"/></text:p>
        </draw:connector>
        <draw:connector draw:style-name="gr8" draw:text-style-name="P4" draw:layer="layout" draw:type="curve" svg:x1="12.896cm" svg:y1="11.067cm" svg:x2="8.752cm" svg:y2="11.106cm" draw:start-shape="id3" draw:start-glue-point="6" draw:end-shape="id2" draw:end-glue-point="10" svg:d="M12896 11067c-3108 0-1036 39-4144 39" svg:viewBox="0 0 4145 40">
          <text:p text:style-name="P3"><text:span text:style-name="T2">letter</text:span></text:p>
        </draw:connector>
        <draw:connector draw:style-name="gr9" draw:text-style-name="P4" draw:layer="layout" draw:type="curve" draw:line-skew="1.764cm -0.861cm" svg:x1="17.649cm" svg:y1="11.067cm" svg:x2="16.953cm" svg:y2="10.19cm" draw:start-shape="id3" draw:start-glue-point="10" draw:end-shape="id3" draw:end-glue-point="11" svg:d="M17649 11067c3397 0 2831-1302 1808-2168s-2504-1298-2504 1291" svg:viewBox="0 0 3293 2840">
          <text:p text:style-name="P3"><text:span text:style-name="T2">Digit</text:span></text:p>
          <text:p text:style-name="P3"><text:span text:style-name="T2">Decimal separator</text:span></text:p>
        </draw:connector>
        <draw:connector draw:style-name="gr10" draw:text-style-name="P4" draw:layer="layout" draw:type="curve" svg:x1="26.133cm" svg:y1="15.905cm" svg:x2="20.385cm" svg:y2="4.556cm" draw:start-shape="id4" draw:start-glue-point="11" draw:end-shape="id1" draw:end-glue-point="9" svg:d="M26133 15905c0-8587-5748-2913-5748-11349" svg:viewBox="0 0 5749 11350">
          <text:p text:style-name="P3"><text:span text:style-name="T2">Operator </text:span></text:p>
          <text:p text:style-name="P3"><text:span text:style-name="T2">or empty string</text:span></text:p>
          <text:p text:style-name="P3"><text:span text:style-name="T2">Return imaginary number +ni </text:span></text:p>
        </draw:connector>
        <draw:custom-shape draw:style-name="gr11" draw:text-style-name="P6" xml:id="id4" draw:id="id4" draw:layer="layout" svg:width="4.937cm" svg:height="2.795cm" svg:x="21.919cm" svg:y="15.496cm">
          <text:p text:style-name="P5"><text:span text:style-name="T1">Lexical analysis</text:span></text:p>
          <text:p text:style-name="P6"><text:span text:style-name="T3">State 3</text:span></text:p>
          <text:p text:style-name="P6"><text:span text:style-name="T3">Pure Imaginary 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5.273cm" svg:y1="12.306cm" svg:x2="22.642cm" svg:y2="15.905cm" draw:start-shape="id3" draw:start-glue-point="8" draw:end-shape="id4" draw:end-glue-point="5" svg:d="M15273 12306c0 2392 7369 593 7369 3599" svg:viewBox="0 0 7370 3600">
          <text:p text:style-name="P3"><text:span text:style-name="T2">I or i char </text:span></text:p>
          <text:p text:style-name="P3"><text:span text:style-name="T2">of imaginary part of number</text:span></text:p>
        </draw:connector>
        <draw:connector draw:style-name="gr8" draw:text-style-name="P4" draw:layer="layout" draw:type="curve" svg:x1="21.919cm" svg:y1="16.894cm" svg:x2="6.365cm" svg:y2="12.234cm" draw:start-shape="id4" draw:start-glue-point="6" draw:end-shape="id2" draw:end-glue-point="8" svg:d="M21919 16894c-10370 0-15554-1553-15554-4660" svg:viewBox="0 0 15555 4661">
          <text:p text:style-name="P3"><text:span text:style-name="T2">Letter</text:span></text:p>
          <text:p text:style-name="P3"><text:span text:style-name="T2">Digit</text:span></text:p>
        </draw:connector>
        <draw:connector draw:style-name="gr13" draw:text-style-name="P8" draw:layer="layout" draw:type="curve" svg:x1="15.273cm" svg:y1="9.827cm" svg:x2="15.547cm" svg:y2="4.864cm" draw:start-shape="id3" draw:start-glue-point="4" draw:end-shape="id1" svg:d="M15273 9827c0-3721 274-1240 274-4963" svg:viewBox="0 0 275 4964">
          <text:p text:style-name="P7"><text:span text:style-name="T2">Operator </text:span></text:p>
          <text:p text:style-name="P7"><text:span text:style-name="T2">or empty string</text:span></text:p>
          <text:p text:style-name="P7"><text:span text:style-name="T2">Return number </text:span></text:p>
        </draw:connector>
        <draw:connector draw:style-name="gr14" draw:text-style-name="P8" draw:layer="layout" draw:type="curve" svg:x1="8.053cm" svg:y1="10.308cm" svg:x2="8.707cm" svg:y2="3.812cm" draw:start-shape="id2" draw:start-glue-point="11" draw:end-shape="id1" draw:end-glue-point="6" svg:d="M8053 10308c0-4331 218-6496 654-6496" svg:viewBox="0 0 655 6497">
          <text:p text:style-name="P7"><text:span text:style-name="T2">Operator </text:span></text:p>
          <text:p text:style-name="P7"><text:span text:style-name="T2">or empty string</text:span></text:p>
          <text:p text:style-name="P7"><text:span text:style-name="T2">Return symbol </text:span></text:p>
        </draw:connector>
        <draw:custom-shape draw:style-name="gr15" draw:text-style-name="P10" xml:id="id5" draw:id="id5" draw:layer="layout" svg:width="2.75cm" svg:height="1.75cm" svg:x="25.06cm" svg:y="5.746cm">
          <text:p text:style-name="P9"><text:span text:style-name="T4">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curve" svg:x1="26.856cm" svg:y1="16.894cm" svg:x2="26.435cm" svg:y2="7.496cm" draw:start-shape="id4" draw:start-glue-point="10" draw:end-shape="id5" draw:end-glue-point="8" svg:d="M26856 16894c751 0 626-2699 333-3549s-754 151-754-5849" svg:viewBox="0 0 984 9399">
          <text:p text:style-name="P3"><text:span text:style-name="T2">Decimal</text:span></text:p>
          <text:p text:style-name="P3"><text:span text:style-name="T2"><text:s/>separator</text:span></text:p>
        </draw:connector>
        <draw:connector draw:style-name="gr17" draw:text-style-name="P4" draw:layer="layout" draw:type="curve" draw:line-skew="-0.55cm" svg:x1="20.385cm" svg:y1="3.068cm" svg:x2="15.548cm" svg:y2="2.76cm" draw:start-shape="id1" draw:start-glue-point="11" draw:end-shape="id1" draw:end-glue-point="4" svg:d="M20385 3068c0-2038-4837-1884-4837-308" svg:viewBox="0 0 4838 1511">
          <text:p text:style-name="P3"><text:span text:style-name="T2">(</text:span></text:p>
        </draw:connector>
        <draw:frame draw:style-name="gr18" draw:text-style-name="P11" draw:layer="layout" svg:width="1.653cm" svg:height="0.873cm" svg:x="2.718cm" svg:y="5.693cm">
          <draw:text-box>
            <text:p><text:span text:style-name="T2">Letter</text:span></text:p>
          </draw:text-box>
        </draw:frame>
        <draw:connector draw:style-name="gr19" draw:text-style-name="P4" draw:layer="layout" draw:type="curve" draw:line-skew="-0.402cm" svg:x1="15.548cm" svg:y1="2.76cm" svg:x2="10.71cm" svg:y2="3.068cm" draw:start-shape="id1" draw:start-glue-point="4" draw:end-shape="id1" draw:end-glue-point="5" svg:d="M15548 2760c0-1354-4838-1508-4838 308" svg:viewBox="0 0 4839 1344">
          <text:p/>
        </draw:connector>
        <draw:frame draw:style-name="gr20" draw:text-style-name="P1" draw:layer="layout" svg:width="1.184cm" svg:height="0.962cm" svg:x="13.011cm" svg:y="1.683cm">
          <draw:text-box>
            <text:p><text:span text:style-name="T5">+ -</text:span>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3T12:40:10.715659500</meta:creation-date>
    <dc:date>2025-05-25T16:44:13.448682000</dc:date>
    <meta:editing-duration>P27DT5H5M54S</meta:editing-duration>
    <meta:editing-cycles>70</meta:editing-cycles>
    <meta:generator>LibreOffice/25.2.3.2$MacOSX_AARCH64 LibreOffice_project/bbb074479178df812d175f709636b368952c2ce3</meta:generator>
    <meta:document-statistic meta:object-count="21"/>
  </office:meta>
</office:document-meta>
</file>